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B90000BC9E0000A9B5E1C4E818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굴림" svg:font-family="굴림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한양견고딕" svg:font-family="한양견고딕" style:font-family-generic="roman" style:font-pitch="variable"/>
    <style:font-face style:name="한양신명조" svg:font-family="한양신명조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굴림1" svg:font-family="굴림" style:font-family-generic="system" style:font-pitch="variable"/>
    <style:font-face style:name="나눔고딕1" svg:font-family="나눔고딕" style:font-family-generic="system" style:font-pitch="variable"/>
    <style:font-face style:name="바탕1" svg:font-family="바탕" style:font-family-generic="system" style:font-pitch="variable"/>
    <style:font-face style:name="한양견고딕1" svg:font-family="한양견고딕" style:font-family-generic="system" style:font-pitch="variable"/>
    <style:font-face style:name="한양신명조1" svg:font-family="한양신명조" style:font-family-generic="system" style:font-pitch="variable"/>
  </office:font-face-decls>
  <office:automatic-styles>
    <style:style style:name="표1" style:family="table">
      <style:table-properties style:width="16.646cm" table:align="right" style:writing-mode="lr-tb"/>
    </style:style>
    <style:style style:name="표1.A" style:family="table-column">
      <style:table-column-properties style:column-width="4.233cm"/>
    </style:style>
    <style:style style:name="표1.B" style:family="table-column">
      <style:table-column-properties style:column-width="12.412cm"/>
    </style:style>
    <style:style style:name="표1.1" style:family="table-row">
      <style:table-row-properties style:min-row-height="0.653cm" fo:keep-together="auto"/>
    </style:style>
    <style:style style:name="표1.A1" style:family="table-cell">
      <style:table-cell-properties style:vertical-align="middle" fo:padding="0.026cm" fo:border="0.25pt solid #000001"/>
    </style:style>
    <style:style style:name="표1.B1" style:family="table-cell">
      <style:table-cell-properties style:vertical-align="middle" fo:padding="0.026cm" fo:border-left="0.25pt solid #000001" fo:border-right="1.5pt solid #000001" fo:border-top="0.25pt solid #000001" fo:border-bottom="0.25pt solid #000001"/>
    </style:style>
    <style:style style:name="표1.2" style:family="table-row">
      <style:table-row-properties style:min-row-height="1.304cm" fo:keep-together="auto"/>
    </style:style>
    <style:style style:name="표3" style:family="table">
      <style:table-properties style:width="10.061cm" table:align="center" style:writing-mode="lr-tb"/>
    </style:style>
    <style:style style:name="표3.A" style:family="table-column">
      <style:table-column-properties style:column-width="1.395cm"/>
    </style:style>
    <style:style style:name="표3.B" style:family="table-column">
      <style:table-column-properties style:column-width="2.166cm"/>
    </style:style>
    <style:style style:name="표3.C" style:family="table-column">
      <style:table-column-properties style:column-width="2.164cm"/>
    </style:style>
    <style:style style:name="표3.E" style:family="table-column">
      <style:table-column-properties style:column-width="2.17cm"/>
    </style:style>
    <style:style style:name="표3.1" style:family="table-row">
      <style:table-row-properties style:min-row-height="0.651cm" fo:keep-together="auto"/>
    </style:style>
    <style:style style:name="표3.A1" style:family="table-cell">
      <style:table-cell-properties style:vertical-align="middle" fo:background-color="#e5e5ff" fo:padding="0.026cm" fo:border="0.25pt solid #000001">
        <style:background-image/>
      </style:table-cell-properties>
    </style:style>
    <style:style style:name="표3.E1" style:family="table-cell">
      <style:table-cell-properties style:vertical-align="middle" fo:background-color="#e5e5ff" fo:padding="0.026cm" fo:border-left="0.25pt solid #000001" fo:border-right="1.5pt solid #000001" fo:border-top="0.25pt solid #000001" fo:border-bottom="0.25pt solid #000001">
        <style:background-image/>
      </style:table-cell-properties>
    </style:style>
    <style:style style:name="표3.B2" style:family="table-cell">
      <style:table-cell-properties style:vertical-align="middle" fo:padding="0.026cm" fo:border="0.25pt solid #000001"/>
    </style:style>
    <style:style style:name="표3.C2" style:family="table-cell">
      <style:table-cell-properties style:vertical-align="middle" fo:padding="0.026cm" fo:border="0.25pt solid #000001"/>
    </style:style>
    <style:style style:name="표3.D2" style:family="table-cell">
      <style:table-cell-properties style:vertical-align="middle" fo:padding="0.026cm" fo:border="0.25pt solid #000001"/>
    </style:style>
    <style:style style:name="표3.E2" style:family="table-cell">
      <style:table-cell-properties style:vertical-align="middle" fo:padding="0.026cm" fo:border-left="0.25pt solid #000001" fo:border-right="1.5pt solid #000001" fo:border-top="0.25pt solid #000001" fo:border-bottom="0.25pt solid #000001"/>
    </style:style>
    <style:style style:name="표3.B3" style:family="table-cell">
      <style:table-cell-properties style:vertical-align="middle" fo:padding="0.026cm" fo:border="0.25pt solid #000001"/>
    </style:style>
    <style:style style:name="표3.C3" style:family="table-cell">
      <style:table-cell-properties style:vertical-align="middle" fo:padding="0.026cm" fo:border="0.25pt solid #000001"/>
    </style:style>
    <style:style style:name="표3.D3" style:family="table-cell">
      <style:table-cell-properties style:vertical-align="middle" fo:padding="0.026cm" fo:border="0.25pt solid #000001"/>
    </style:style>
    <style:style style:name="표3.E3" style:family="table-cell">
      <style:table-cell-properties style:vertical-align="middle" fo:padding="0.026cm" fo:border-left="0.25pt solid #000001" fo:border-right="1.5pt solid #000001" fo:border-top="0.25pt solid #000001" fo:border-bottom="0.25pt solid #000001"/>
    </style:style>
    <style:style style:name="표3.A4" style:family="table-cell">
      <style:table-cell-properties style:vertical-align="middle" fo:background-color="#e5e5ff" fo:padding="0.026cm" fo:border-left="0.25pt solid #000001" fo:border-right="0.25pt solid #000001" fo:border-top="0.25pt solid #000001" fo:border-bottom="1.5pt solid #000001">
        <style:background-image/>
      </style:table-cell-properties>
    </style:style>
    <style:style style:name="표3.B4" style:family="table-cell">
      <style:table-cell-properties style:vertical-align="middle" fo:padding="0.026cm" fo:border-left="0.25pt solid #000001" fo:border-right="0.25pt solid #000001" fo:border-top="0.25pt solid #000001" fo:border-bottom="1.5pt solid #000001"/>
    </style:style>
    <style:style style:name="표3.C4" style:family="table-cell">
      <style:table-cell-properties style:vertical-align="middle" fo:padding="0.026cm" fo:border-left="0.25pt solid #000001" fo:border-right="0.25pt solid #000001" fo:border-top="0.25pt solid #000001" fo:border-bottom="1.5pt solid #000001"/>
    </style:style>
    <style:style style:name="표3.D4" style:family="table-cell">
      <style:table-cell-properties style:vertical-align="middle" fo:padding="0.026cm" fo:border-left="0.25pt solid #000001" fo:border-right="0.25pt solid #000001" fo:border-top="0.25pt solid #000001" fo:border-bottom="1.5pt solid #000001"/>
    </style:style>
    <style:style style:name="표3.E4" style:family="table-cell">
      <style:table-cell-properties style:vertical-align="middle" fo:padding="0.026cm" fo:border-left="0.25pt solid #000001" fo:border-right="1.5pt solid #000001" fo:border-top="0.25pt solid #000001" fo:border-bottom="1.5pt solid #000001"/>
    </style:style>
    <style:style style:name="표4" style:family="table">
      <style:table-properties style:width="15.067cm" fo:margin-left="0.928cm" table:align="left" style:writing-mode="lr-tb"/>
    </style:style>
    <style:style style:name="표4.A" style:family="table-column">
      <style:table-column-properties style:column-width="2.976cm"/>
    </style:style>
    <style:style style:name="표4.B" style:family="table-column">
      <style:table-column-properties style:column-width="1.06cm"/>
    </style:style>
    <style:style style:name="표4.C" style:family="table-column">
      <style:table-column-properties style:column-width="2.304cm"/>
    </style:style>
    <style:style style:name="표4.D" style:family="table-column">
      <style:table-column-properties style:column-width="1.228cm"/>
    </style:style>
    <style:style style:name="표4.E" style:family="table-column">
      <style:table-column-properties style:column-width="7.5cm"/>
    </style:style>
    <style:style style:name="표4.1" style:family="table-row">
      <style:table-row-properties style:min-row-height="0.612cm" fo:keep-together="auto"/>
    </style:style>
    <style:style style:name="표4.A1" style:family="table-cell">
      <style:table-cell-properties style:vertical-align="middle" fo:padding="0.026cm" fo:border="1.5pt solid #000001"/>
    </style:style>
    <style:style style:name="표4.3" style:family="table-row">
      <style:table-row-properties style:min-row-height="0.556cm" fo:keep-together="auto"/>
    </style:style>
    <style:style style:name="P1" style:family="paragraph" style:parent-style-name="Standard">
      <style:paragraph-properties fo:margin-left="0.953cm" fo:margin-right="0cm" fo:margin-top="0cm" fo:margin-bottom="0cm" fo:line-height="160%" fo:text-indent="-0.476cm" style:auto-text-indent="false" style:vertical-align="baseline"/>
    </style:style>
    <style:style style:name="P2" style:family="paragraph" style:parent-style-name="Standard">
      <style:paragraph-properties fo:margin-left="0.953cm" fo:margin-right="0cm" fo:margin-top="0cm" fo:margin-bottom="0cm" fo:line-height="160%" fo:text-align="center" style:justify-single-word="false" fo:text-indent="-0.476cm" style:auto-text-indent="false" style:vertical-align="baseline"/>
    </style:style>
    <style:style style:name="P3" style:family="paragraph" style:parent-style-name="Standard">
      <style:paragraph-properties fo:margin-left="0.953cm" fo:margin-right="0cm" fo:margin-top="0cm" fo:margin-bottom="0cm" fo:line-height="160%" fo:text-indent="-0.476cm" style:auto-text-indent="false" style:vertical-align="baseline"/>
      <style:text-properties fo:color="#000000" style:font-name="굴림" style:letter-kerning="false" style:font-name-asian="굴림1" style:font-name-complex="굴림1" style:font-size-complex="10pt"/>
    </style:style>
    <style:style style:name="P4" style:family="paragraph" style:parent-style-name="Standard">
      <style:paragraph-properties fo:margin-top="0cm" fo:margin-bottom="0cm" fo:line-height="160%" style:vertical-align="baseline"/>
      <style:text-properties fo:color="#000000" style:font-name="굴림" style:letter-kerning="false" style:font-name-asian="굴림1" style:font-name-complex="굴림1" style:font-size-complex="10pt"/>
    </style:style>
    <style:style style:name="P5" style:family="paragraph" style:parent-style-name="Standard">
      <style:paragraph-properties fo:margin-top="0cm" fo:margin-bottom="0cm" fo:line-height="160%" style:vertical-align="baseline">
        <style:tab-stops>
          <style:tab-stop style:position="15cm" style:type="right" style:leader-style="solid" style:leader-text="·"/>
        </style:tab-stops>
      </style:paragraph-properties>
      <style:text-properties fo:color="#000000" style:font-name="굴림" style:letter-kerning="false" style:font-name-asian="굴림1" style:font-name-complex="굴림1" style:font-size-complex="10pt"/>
    </style:style>
    <style:style style:name="P6" style:family="paragraph" style:parent-style-name="Standard">
      <style:paragraph-properties fo:margin-top="0cm" fo:margin-bottom="0cm" fo:line-height="190%" style:vertical-align="baseline"/>
      <style:text-properties fo:color="#000000" style:font-name="굴림" style:letter-kerning="false" style:font-name-asian="굴림1" style:font-name-complex="굴림1" style:font-size-complex="10pt"/>
    </style:style>
    <style:style style:name="P7" style:family="paragraph" style:parent-style-name="Standard">
      <style:paragraph-properties fo:margin-top="0cm" fo:margin-bottom="0cm" fo:line-height="160%" style:vertical-align="baseline"/>
    </style:style>
    <style:style style:name="P8" style:family="paragraph" style:parent-style-name="Standard">
      <style:paragraph-properties fo:margin-top="0cm" fo:margin-bottom="0cm" fo:line-height="160%" style:vertical-align="baseline">
        <style:tab-stops>
          <style:tab-stop style:position="15cm" style:type="right" style:leader-style="solid" style:leader-text="·"/>
        </style:tab-stops>
      </style:paragraph-properties>
    </style:style>
    <style:style style:name="P9" style:family="paragraph" style:parent-style-name="Standard">
      <style:paragraph-properties fo:margin-top="0cm" fo:margin-bottom="0cm" fo:line-height="160%" fo:text-align="center" style:justify-single-word="false" style:vertical-align="baseline"/>
    </style:style>
    <style:style style:name="P10" style:family="paragraph" style:parent-style-name="Standard">
      <style:paragraph-properties fo:margin-top="0cm" fo:margin-bottom="0cm" fo:line-height="130%" style:vertical-align="baseline"/>
    </style:style>
    <style:style style:name="P11" style:family="paragraph" style:parent-style-name="Standard">
      <style:paragraph-properties fo:margin-left="0cm" fo:margin-right="0cm" fo:margin-top="0cm" fo:margin-bottom="0cm" fo:line-height="160%" fo:text-align="center" style:justify-single-word="false" fo:text-indent="1.182cm" style:auto-text-indent="false" style:vertical-align="baseline"/>
    </style:style>
    <style:style style:name="P12" style:family="paragraph" style:parent-style-name="Standard">
      <style:paragraph-properties fo:margin-left="0cm" fo:margin-right="0cm" fo:margin-top="0cm" fo:margin-bottom="0cm" fo:line-height="160%" fo:text-align="end" style:justify-single-word="false" fo:text-indent="1.182cm" style:auto-text-indent="false" style:vertical-align="baseline"/>
    </style:style>
    <style:style style:name="P13" style:family="paragraph" style:parent-style-name="Standard">
      <style:paragraph-properties fo:margin-left="0cm" fo:margin-right="0cm" fo:margin-top="0cm" fo:margin-bottom="0cm" fo:line-height="160%" fo:text-align="end" style:justify-single-word="false" fo:text-indent="1.182cm" style:auto-text-indent="false" style:vertical-align="baseline"/>
      <style:text-properties fo:color="#000000" style:font-name="굴림" style:letter-kerning="false" style:font-name-asian="굴림1" style:font-name-complex="굴림1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60%" fo:text-align="center" style:justify-single-word="false" fo:text-indent="1.182cm" style:auto-text-indent="false" style:vertical-align="baseline"/>
      <style:text-properties fo:color="#000000" style:font-name="굴림" style:letter-kerning="false" style:font-name-asian="굴림1" style:font-name-complex="굴림1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60%" fo:text-align="center" style:justify-single-word="false" fo:text-indent="0.353cm" style:auto-text-indent="false" style:vertical-align="baseline"/>
    </style:style>
    <style:style style:name="P16" style:family="paragraph" style:parent-style-name="Standard">
      <style:paragraph-properties fo:margin-left="0.953cm" fo:margin-right="0cm" fo:margin-top="0cm" fo:margin-bottom="0cm" fo:line-height="160%" fo:text-indent="-0.476cm" style:auto-text-indent="false" style:vertical-align="baseline"/>
      <style:text-properties fo:color="#ff0000" style:font-name="한양신명조" style:letter-kerning="false" style:font-name-asian="한양신명조1" style:font-name-complex="굴림1" style:font-size-complex="10pt" style:text-scale="95%"/>
    </style:style>
    <style:style style:name="P17" style:family="paragraph" style:parent-style-name="Standard">
      <style:paragraph-properties fo:margin-left="0.953cm" fo:margin-right="0cm" fo:margin-top="0cm" fo:margin-bottom="0cm" fo:line-height="250%" fo:text-indent="-0.476cm" style:auto-text-indent="false" style:vertical-align="baseline"/>
      <style:text-properties fo:color="#ff0000" style:font-name="한양신명조" style:letter-kerning="false" style:font-name-asian="한양신명조1" style:font-name-complex="굴림1" style:font-size-complex="10pt" style:text-scale="95%"/>
    </style:style>
    <style:style style:name="P18" style:family="paragraph" style:parent-style-name="Standard">
      <style:paragraph-properties fo:margin-left="0.953cm" fo:margin-right="0cm" fo:margin-top="0cm" fo:margin-bottom="0cm" fo:line-height="160%" fo:text-indent="-0.476cm" style:auto-text-indent="false" style:vertical-align="baseline"/>
    </style:style>
    <style:style style:name="P19" style:family="paragraph" style:parent-style-name="Standard">
      <style:paragraph-properties fo:margin-left="0.953cm" fo:margin-right="0cm" fo:margin-top="0cm" fo:margin-bottom="0cm" fo:line-height="160%" fo:text-indent="-0.476cm" style:auto-text-indent="false" style:vertical-align="baseline"/>
      <style:text-properties fo:color="#000000" style:font-name="굴림" style:letter-kerning="false" style:font-name-asian="굴림1" style:font-name-complex="굴림1" style:font-size-complex="10pt"/>
    </style:style>
    <style:style style:name="P20" style:family="paragraph" style:parent-style-name="Standard" style:master-page-name="First_20_Page">
      <style:paragraph-properties fo:margin-left="0.953cm" fo:margin-right="0cm" fo:margin-top="0cm" fo:margin-bottom="0cm" fo:line-height="160%" fo:text-align="center" style:justify-single-word="false" fo:text-indent="-0.476cm" style:auto-text-indent="false" style:page-number="auto" style:vertical-align="baseline"/>
    </style:style>
    <style:style style:name="P21" style:family="paragraph" style:parent-style-name="Standard">
      <style:paragraph-properties fo:margin-top="0cm" fo:margin-bottom="0cm" fo:line-height="160%" style:vertical-align="baseline"/>
      <style:text-properties fo:color="#000000" style:font-name="굴림" fo:font-size="11pt" fo:font-weight="bold" style:letter-kerning="false" style:font-name-asian="바탕1" style:font-size-asian="11pt" style:font-weight-asian="bold" style:font-name-complex="굴림1" style:font-weight-complex="bold"/>
    </style:style>
    <style:style style:name="P22" style:family="paragraph" style:parent-style-name="Standard" style:list-style-name="WWNum1">
      <style:paragraph-properties fo:margin-top="0cm" fo:margin-bottom="0cm" fo:line-height="160%" style:vertical-align="baseline"/>
      <style:text-properties fo:color="#000000" style:font-name="굴림" fo:font-size="12pt" fo:font-weight="bold" style:letter-kerning="false" style:font-name-asian="바탕1" style:font-size-asian="12pt" style:font-weight-asian="bold" style:font-name-complex="굴림1" style:font-size-complex="12pt" style:font-weight-complex="bold"/>
    </style:style>
    <style:style style:name="P23" style:family="paragraph" style:parent-style-name="Standard" style:list-style-name="WWNum1">
      <style:paragraph-properties fo:margin-top="0cm" fo:margin-bottom="0cm" fo:line-height="160%" style:vertical-align="baseline"/>
      <style:text-properties fo:color="#000000" style:font-name="굴림" fo:font-size="14pt" fo:font-weight="bold" style:letter-kerning="false" style:font-name-asian="바탕1" style:font-size-asian="14pt" style:font-weight-asian="bold" style:font-name-complex="굴림1" style:font-size-complex="14pt" style:font-weight-complex="bold"/>
    </style:style>
    <style:style style:name="P24" style:family="paragraph" style:parent-style-name="Standard" style:list-style-name="WWNum1">
      <style:paragraph-properties fo:margin-top="0cm" fo:margin-bottom="0cm" fo:line-height="160%" style:vertical-align="baseline"/>
      <style:text-properties fo:color="#000000" style:font-name="굴림" fo:font-weight="bold" style:letter-kerning="false" style:font-name-asian="바탕1" style:font-weight-asian="bold" style:font-name-complex="굴림1" style:font-size-complex="10pt" style:font-weight-complex="bold"/>
    </style:style>
    <style:style style:name="P25" style:family="paragraph" style:parent-style-name="Standard" style:list-style-name="WWNum1">
      <style:paragraph-properties fo:margin-top="0cm" fo:margin-bottom="0cm" fo:line-height="160%" style:vertical-align="baseline"/>
      <style:text-properties fo:color="#000000" style:font-name="굴림" style:letter-kerning="false" style:font-name-asian="바탕1" style:font-name-complex="굴림1" style:font-size-complex="12pt"/>
    </style:style>
    <style:style style:name="P26" style:family="paragraph" style:parent-style-name="Standard" style:list-style-name="WWNum1">
      <style:paragraph-properties fo:margin-top="0cm" fo:margin-bottom="0cm" fo:line-height="160%" style:vertical-align="baseline"/>
      <style:text-properties fo:color="#000000" style:font-name="바탕" fo:font-size="14pt" fo:font-weight="bold" style:letter-kerning="false" style:font-name-asian="바탕1" style:font-size-asian="14pt" style:font-weight-asian="bold" style:font-name-complex="굴림1" style:font-size-complex="14pt" style:font-weight-complex="bold"/>
    </style:style>
    <style:style style:name="P27" style:family="paragraph" style:parent-style-name="Standard" style:list-style-name="WWNum1">
      <style:paragraph-properties fo:margin-top="0cm" fo:margin-bottom="0cm" fo:line-height="160%" style:vertical-align="baseline"/>
    </style:style>
    <style:style style:name="P28" style:family="paragraph" style:parent-style-name="Standard">
      <style:paragraph-properties fo:margin-top="0cm" fo:margin-bottom="0cm" fo:line-height="160%" style:vertical-align="baseline"/>
    </style:style>
    <style:style style:name="P29" style:family="paragraph" style:parent-style-name="Standard">
      <style:paragraph-properties fo:margin-top="0cm" fo:margin-bottom="0cm" fo:line-height="160%" fo:text-align="center" style:justify-single-word="false" style:vertical-align="baseline"/>
      <style:text-properties fo:color="#ff0000" style:font-name="바탕" style:letter-kerning="false" style:font-name-asian="바탕1" style:font-name-complex="굴림1" style:font-size-complex="10pt"/>
    </style:style>
    <style:style style:name="P30" style:family="paragraph" style:parent-style-name="Standard">
      <style:paragraph-properties fo:margin-top="0cm" fo:margin-bottom="0cm" fo:line-height="160%" fo:text-align="center" style:justify-single-word="false" style:vertical-align="baseline"/>
      <style:text-properties fo:color="#ff0000" style:font-name="바탕" fo:font-weight="bold" style:letter-kerning="false" style:font-name-asian="바탕1" style:font-weight-asian="bold" style:font-name-complex="굴림1" style:font-size-complex="10pt" style:font-weight-complex="bold"/>
    </style:style>
    <style:style style:name="P31" style:family="paragraph" style:parent-style-name="Standard">
      <style:paragraph-properties fo:margin-top="0cm" fo:margin-bottom="0cm" fo:line-height="130%" fo:text-align="center" style:justify-single-word="false" style:vertical-align="baseline"/>
      <style:text-properties fo:color="#ff0000" style:font-name="굴림" style:letter-kerning="false" style:font-name-asian="한양신명조1" style:font-name-complex="굴림1" style:font-size-complex="10pt" style:text-scale="95%"/>
    </style:style>
    <style:style style:name="P32" style:family="paragraph" style:parent-style-name="Standard">
      <style:paragraph-properties fo:margin-top="0cm" fo:margin-bottom="0cm" fo:line-height="160%" fo:text-align="center" style:justify-single-word="false" style:vertical-align="baseline"/>
      <style:text-properties fo:color="#ff0000" style:font-name="굴림" style:letter-kerning="false" style:font-name-asian="바탕1" style:font-name-complex="굴림1" style:font-size-complex="10pt"/>
    </style:style>
    <style:style style:name="P33" style:family="paragraph" style:parent-style-name="Standard">
      <style:paragraph-properties fo:margin-top="0cm" fo:margin-bottom="0cm" fo:line-height="130%" style:vertical-align="baseline"/>
      <style:text-properties fo:color="#ff0000" style:font-name="굴림" style:letter-kerning="false" style:font-name-asian="바탕1" style:font-name-complex="굴림1" style:font-size-complex="10pt"/>
    </style:style>
    <style:style style:name="P34" style:family="paragraph" style:parent-style-name="Standard">
      <style:paragraph-properties fo:margin-top="0cm" fo:margin-bottom="0cm" fo:line-height="160%" fo:text-align="center" style:justify-single-word="false" style:vertical-align="baseline"/>
      <style:text-properties fo:color="#ff0000" style:font-name="굴림" fo:font-weight="bold" style:letter-kerning="false" style:font-name-asian="바탕1" style:font-weight-asian="bold" style:font-name-complex="굴림1" style:font-size-complex="10pt" style:font-weight-complex="bold"/>
    </style:style>
    <style:style style:name="P35" style:family="paragraph" style:parent-style-name="Standard">
      <style:paragraph-properties fo:margin-top="0cm" fo:margin-bottom="0cm" fo:line-height="160%" fo:text-align="center" style:justify-single-word="false" style:vertical-align="baseline"/>
      <style:text-properties fo:color="#ff0000" style:font-name="한양신명조" style:letter-kerning="false" style:font-name-asian="한양신명조1" style:font-name-complex="굴림1" style:font-size-complex="10pt" style:text-scale="95%"/>
    </style:style>
    <style:style style:name="P36" style:family="paragraph" style:parent-style-name="Footer">
      <style:paragraph-properties fo:text-align="center" style:justify-single-word="false"/>
    </style:style>
    <style:style style:name="T1" style:family="text">
      <style:text-properties fo:color="#000000" style:font-name="굴림" fo:font-size="16pt" style:letter-kerning="false" style:font-name-asian="한양견고딕1" style:font-size-asian="16pt" style:font-name-complex="굴림1" style:font-size-complex="16pt" style:text-scale="95%"/>
    </style:style>
    <style:style style:name="T2" style:family="text">
      <style:text-properties fo:color="#000000" style:font-name="굴림" fo:font-size="12pt" style:letter-kerning="false" style:font-name-asian="한양신명조1" style:font-size-asian="12pt" style:font-name-complex="굴림1" style:font-size-complex="12pt" style:text-scale="95%"/>
    </style:style>
    <style:style style:name="T3" style:family="text">
      <style:text-properties fo:color="#000000" style:font-name="굴림" fo:font-size="12pt" fo:font-weight="bold" style:letter-kerning="false" style:font-name-asian="바탕1" style:font-size-asian="12pt" style:font-weight-asian="bold" style:font-name-complex="굴림1" style:font-size-complex="12pt" style:font-weight-complex="bold"/>
    </style:style>
    <style:style style:name="T4" style:family="text">
      <style:text-properties fo:color="#000000" style:font-name="굴림" style:letter-kerning="false" style:font-name-asian="한양신명조1" style:font-name-complex="굴림1" style:font-size-complex="10pt" style:text-scale="95%"/>
    </style:style>
    <style:style style:name="T5" style:family="text">
      <style:text-properties fo:color="#000000" style:font-name="굴림" style:letter-kerning="false" style:font-name-asian="바탕1" style:font-name-complex="굴림1" style:font-size-complex="10pt"/>
    </style:style>
    <style:style style:name="T6" style:family="text">
      <style:text-properties fo:color="#000000" style:font-name="굴림" style:letter-kerning="false" style:font-name-asian="굴림1" style:font-name-complex="굴림1" style:font-size-complex="10pt"/>
    </style:style>
    <style:style style:name="T7" style:family="text">
      <style:text-properties fo:color="#000000" style:font-name="굴림" fo:font-size="14pt" fo:font-weight="bold" style:letter-kerning="false" style:font-name-asian="바탕1" style:font-size-asian="14pt" style:font-weight-asian="bold" style:font-name-complex="굴림1" style:font-size-complex="14pt" style:font-weight-complex="bold"/>
    </style:style>
    <style:style style:name="T8" style:family="text">
      <style:text-properties fo:color="#000000" style:font-name="굴림" fo:font-weight="bold" style:letter-kerning="false" style:font-name-asian="바탕1" style:font-weight-asian="bold" style:font-name-complex="굴림1" style:font-size-complex="10pt" style:font-weight-complex="bold"/>
    </style:style>
    <style:style style:name="T9" style:family="text">
      <style:text-properties fo:color="#000000" style:font-name="한양견고딕" fo:font-size="16pt" style:letter-kerning="false" style:font-name-asian="한양견고딕1" style:font-size-asian="16pt" style:font-name-complex="굴림1" style:font-size-complex="16pt" style:text-scale="95%"/>
    </style:style>
    <style:style style:name="T10" style:family="text">
      <style:text-properties fo:color="#000000" style:font-name="한양신명조" fo:font-size="12pt" style:letter-kerning="false" style:font-name-asian="한양신명조1" style:font-size-asian="12pt" style:font-name-complex="굴림1" style:font-size-complex="12pt" style:text-scale="95%"/>
    </style:style>
    <style:style style:name="T11" style:family="text">
      <style:text-properties fo:color="#000000" style:font-name="한양신명조" style:letter-kerning="false" style:font-name-asian="한양신명조1" style:font-name-complex="굴림1" style:font-size-complex="10pt" style:text-scale="95%"/>
    </style:style>
    <style:style style:name="T12" style:family="text">
      <style:text-properties fo:color="#000000" style:font-name="바탕" style:letter-kerning="false" style:font-name-asian="바탕1" style:font-name-complex="굴림1" style:font-size-complex="10pt"/>
    </style:style>
    <style:style style:name="T13" style:family="text">
      <style:text-properties fo:color="#000000" style:font-name="바탕" fo:font-size="12pt" fo:font-weight="bold" style:letter-kerning="false" style:font-name-asian="바탕1" style:font-size-asian="12pt" style:font-weight-asian="bold" style:font-name-complex="굴림1" style:font-size-complex="12pt" style:font-weight-complex="bold"/>
    </style:style>
    <style:style style:name="T14" style:family="text">
      <style:text-properties fo:color="#000000" style:font-name="바탕" fo:font-weight="bold" style:letter-kerning="false" style:font-name-asian="바탕1" style:font-weight-asian="bold" style:font-name-complex="굴림1" style:font-size-complex="10pt" style:font-weight-complex="bold"/>
    </style:style>
    <style:style style:name="T15" style:family="text">
      <style:text-properties fo:color="#ff0000" style:font-name="굴림" fo:font-size="16pt" style:letter-kerning="false" style:font-name-asian="한양견고딕1" style:font-size-asian="16pt" style:font-name-complex="굴림1" style:font-size-complex="16pt" style:text-scale="95%"/>
    </style:style>
    <style:style style:name="T16" style:family="text">
      <style:text-properties fo:color="#ff0000" style:font-name="굴림" fo:font-size="12pt" style:letter-kerning="false" style:font-name-asian="한양신명조1" style:font-size-asian="12pt" style:font-name-complex="굴림1" style:font-size-complex="12pt" style:text-scale="95%"/>
    </style:style>
    <style:style style:name="T17" style:family="text">
      <style:text-properties fo:color="#ff0000" style:font-name="굴림" style:letter-kerning="false" style:font-name-asian="한양신명조1" style:font-name-complex="굴림1" style:font-size-complex="10pt" style:text-scale="95%"/>
    </style:style>
    <style:style style:name="T18" style:family="text">
      <style:text-properties fo:color="#ff0000" style:font-name="굴림" style:letter-kerning="false" style:font-name-asian="바탕1" style:font-name-complex="굴림1" style:font-size-complex="10pt"/>
    </style:style>
    <style:style style:name="T19" style:family="text">
      <style:text-properties fo:color="#ff0000" style:font-name="굴림" fo:font-weight="bold" style:letter-kerning="false" style:font-name-asian="바탕1" style:font-weight-asian="bold" style:font-name-complex="굴림1" style:font-size-complex="10pt" style:font-weight-complex="bold"/>
    </style:style>
    <style:style style:name="T20" style:family="text">
      <style:text-properties fo:color="#ff0000" style:font-name="한양신명조" fo:font-size="12pt" style:letter-kerning="false" style:font-name-asian="한양신명조1" style:font-size-asian="12pt" style:font-name-complex="굴림1" style:font-size-complex="12pt" style:text-scale="95%"/>
    </style:style>
    <style:style style:name="T21" style:family="text">
      <style:text-properties fo:color="#ff0000" style:font-name="한양신명조" style:letter-kerning="false" style:font-name-asian="한양신명조1" style:font-name-complex="굴림1" style:font-size-complex="10pt" style:text-scale="95%"/>
    </style:style>
    <style:style style:name="T22" style:family="text">
      <style:text-properties fo:color="#ff0000" style:font-name="바탕" style:letter-kerning="false" style:font-name-asian="바탕1" style:font-name-complex="굴림1" style:font-size-complex="10pt"/>
    </style:style>
    <style:style style:name="T23" style:family="text">
      <style:text-properties fo:color="#ff0000" style:font-name="바탕" fo:font-weight="bold" style:letter-kerning="false" style:font-name-asian="바탕1" style:font-weight-asian="bold" style:font-name-complex="굴림1" style:font-size-complex="10pt" style:font-weight-complex="bold"/>
    </style:style>
    <style:style style:name="T24" style:family="text">
      <style:text-properties fo:color="#ff0000" style:font-name="바탕" fo:font-size="11pt" fo:font-weight="bold" style:letter-kerning="false" style:font-name-asian="바탕1" style:font-size-asian="11pt" style:font-weight-asian="bold" style:font-name-complex="굴림1" style:font-weight-complex="bold"/>
    </style:style>
    <style:style style:name="T25" style:family="text">
      <style:text-properties fo:font-size="12pt" fo:font-weight="bold" style:font-size-asian="12pt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실험 </text:span><text:span text:style-name="T15">1</text:span><text:span text:style-name="T9">. </text:span><text:span text:style-name="T15">Simple-io-1</text:span></text:p>
      <text:p text:style-name="P4"/>
      <text:p text:style-name="P11"><text:span text:style-name="T2">학번 </text:span><text:span text:style-name="T10">: </text:span><text:span text:style-name="T20">0792070</text:span><text:span text:style-name="T10"> </text:span><text:span text:style-name="T2">이름 </text:span><text:span text:style-name="T10">: </text:span><text:span text:style-name="T16">유 창 현</text:span></text:p>
      <text:p text:style-name="P13"/>
      <text:p text:style-name="P12"><text:span text:style-name="T4">실험 검사 완료일 </text:span><text:span text:style-name="T11">: 20</text:span><text:span text:style-name="T21">12</text:span><text:span text:style-name="T4">년 </text:span><text:span text:style-name="T21">10</text:span><text:span text:style-name="T4">월 </text:span><text:span text:style-name="T21">04</text:span><text:span text:style-name="T4">일</text:span></text:p>
      <text:p text:style-name="P12"><text:span text:style-name="T17">이 보고서를 제출한 날 </text:span><text:span text:style-name="T21">--&gt; </text:span><text:span text:style-name="T4">제출일 </text:span><text:span text:style-name="T11">: 20</text:span><text:span text:style-name="T21">yy</text:span><text:span text:style-name="T4">년 </text:span><text:span text:style-name="T21">mm</text:span><text:span text:style-name="T4">월 </text:span><text:span text:style-name="T21">dd</text:span><text:span text:style-name="T4">일</text:span></text:p>
      <text:p text:style-name="P13"/>
      <text:p text:style-name="P12"><text:span text:style-name="T4">소요 시간 설계 및 계획 </text:span><text:span text:style-name="T11">: </text:span><text:span text:style-name="T21">1</text:span><text:span text:style-name="T11"> </text:span><text:span text:style-name="T4">시간</text:span></text:p>
      <text:p text:style-name="P12"><text:span text:style-name="T4">소스 구현 </text:span><text:span text:style-name="T11">: </text:span><text:span text:style-name="T21">1</text:span><text:span text:style-name="T11"> </text:span><text:span text:style-name="T4">시간</text:span></text:p>
      <text:p text:style-name="P12"><text:span text:style-name="T4">소스 </text:span><text:span text:style-name="T11">Reading : </text:span><text:span text:style-name="T21">0.5</text:span><text:span text:style-name="T11"> </text:span><text:span text:style-name="T4">시간</text:span></text:p>
      <text:p text:style-name="P12"><text:span text:style-name="T4">디버깅</text:span><text:span text:style-name="T11">/</text:span><text:span text:style-name="T4">테스팅 </text:span><text:span text:style-name="T11">: </text:span><text:span text:style-name="T21">0.5</text:span><text:span text:style-name="T11"> </text:span><text:span text:style-name="T4">시간</text:span></text:p>
      <text:p text:style-name="P12"><text:span text:style-name="T4">문서 작성 </text:span><text:span text:style-name="T11">: </text:span><text:span text:style-name="T21">xxx</text:span><text:span text:style-name="T11"> </text:span><text:span text:style-name="T4">시간 </text:span></text:p>
      <text:p text:style-name="P14"/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4"/>
      <text:p text:style-name="P21"><text:soft-page-break/>목차</text:p>
      <text:p text:style-name="P7"><text:span text:style-name="T24"/></text:p>
      <text:p text:style-name="P8"><text:span text:style-name="T12">1. </text:span><text:span text:style-name="T5">실험 개요</text:span><text:span text:style-name="T6"><text:tab/></text:span><text:span text:style-name="T12">1</text:span></text:p>
      <text:p text:style-name="P8"><text:span text:style-name="T12">1.1. </text:span><text:span text:style-name="T5">실험의 목적</text:span><text:span text:style-name="T6"><text:tab/></text:span><text:span text:style-name="T12">1</text:span></text:p>
      <text:p text:style-name="P8"><text:span text:style-name="T12">1.2. </text:span><text:span text:style-name="T5">사용된 하드웨어 설명</text:span><text:span text:style-name="T6"><text:tab/></text:span><text:span text:style-name="T12">1</text:span></text:p>
      <text:p text:style-name="P8"><text:span text:style-name="T12">2. </text:span><text:span text:style-name="T5">구현 결과</text:span><text:span text:style-name="T6"><text:tab/></text:span><text:span text:style-name="T12">1</text:span></text:p>
      <text:p text:style-name="P8"><text:span text:style-name="T12">2.1. </text:span><text:span text:style-name="T5">응용실험 </text:span><text:span text:style-name="T12">1-A</text:span><text:span text:style-name="T6"><text:tab/></text:span><text:span text:style-name="T12">1</text:span></text:p>
      <text:p text:style-name="P8"><text:span text:style-name="T12">2.2. </text:span><text:span text:style-name="T5">응용실험 </text:span><text:span text:style-name="T12">1-B</text:span><text:span text:style-name="T6"><text:tab/></text:span><text:span text:style-name="T12">3</text:span></text:p>
      <text:p text:style-name="P8"><text:span text:style-name="T12">3. </text:span><text:span text:style-name="T5">기타</text:span><text:span text:style-name="T6"><text:tab/></text:span><text:span text:style-name="T12">3</text:span></text:p>
      <text:p text:style-name="P8"><text:span text:style-name="T12">4. Discussion</text:span><text:span text:style-name="T6"><text:tab/></text:span><text:span text:style-name="T12">3</text:span></text:p>
      <text:p text:style-name="P8"><text:span text:style-name="T12">4.1. </text:span><text:span text:style-name="T5">실험 과정에서의 애로 사항</text:span><text:span text:style-name="T6"><text:tab/></text:span><text:span text:style-name="T12">3</text:span></text:p>
      <text:p text:style-name="P8"><text:span text:style-name="T12">4.2. </text:span><text:span text:style-name="T5">이번 실험 내용의 활용 방안</text:span><text:span text:style-name="T6"><text:tab/></text:span><text:span text:style-name="T12">4</text:span></text:p>
      <text:p text:style-name="P5"/>
      <text:p text:style-name="P8"><text:span text:style-name="T12">&lt;</text:span><text:span text:style-name="T5">표 차례</text:span><text:span text:style-name="T12">&gt;</text:span></text:p>
      <text:p text:style-name="P8"><text:span text:style-name="T5">표 </text:span><text:span text:style-name="T12">1. </text:span><text:span text:style-name="T5">상태표 </text:span><text:span text:style-name="T12">(</text:span><text:span text:style-name="T5">응용실험 </text:span><text:span text:style-name="T12">1-A) - </text:span><text:span text:style-name="T5">표 캡션은 위에</text:span><text:span text:style-name="T6"><text:tab/></text:span><text:span text:style-name="T12">2</text:span></text:p>
      <text:p text:style-name="P5"/>
      <text:p text:style-name="P8"><text:span text:style-name="T12">&lt;</text:span><text:span text:style-name="T5">그림 차례</text:span><text:span text:style-name="T12">&gt;</text:span></text:p>
      <text:p text:style-name="P8"><text:span text:style-name="T5">그림 </text:span><text:span text:style-name="T12">1. </text:span><text:span text:style-name="T5">상태 다이어그램 </text:span><text:span text:style-name="T12">(</text:span><text:span text:style-name="T5">응용실험 </text:span><text:span text:style-name="T12">1-A) - </text:span><text:span text:style-name="T5">그림 캡션은 아래에</text:span><text:span text:style-name="T6"><text:tab/></text:span><text:span text:style-name="T12">2</text:span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list xml:id="list1368865194" text:style-name="WWNum1">
        <text:list-item>
          <text:p text:style-name="P27"><text:soft-page-break/><text:span text:style-name="T7">실험 개요</text:span></text:p>
        </text:list-item>
      </text:list>
      <text:p text:style-name="P3"/>
      <text:list xml:id="list58497650" text:continue-numbering="true" text:style-name="WWNum1">
        <text:list-item>
          <text:list>
            <text:list-item>
              <text:p text:style-name="P22">실험의 목적</text:p>
            </text:list-item>
          </text:list>
        </text:list-item>
      </text:list>
      <text:p text:style-name="P3"/>
      <text:p text:style-name="P7"><text:span text:style-name="T5"><text:s text:c="4"/>실험 예제 </text:span><text:span text:style-name="T12">1 - </text:span><text:span text:style-name="T18">이 실험은 닌텐도 스위치 포트를 읽어 스위치의 상태를 BARLED에 그대로 나타내는 실험이다.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5"><text:span text:style-name="T22">Exp_1_Sample_A</text:span></text:p>
          </table:table-cell>
          <table:table-cell table:style-name="표1.B1" office:value-type="string">
            <text:p text:style-name="P7"><text:span text:style-name="T18">이 실험에서는 모든 BARLED 불이 들어오지 않은</text:span><text:span text:style-name="T22"> </text:span><text:span text:style-name="T18">상황에서 아무 키나 누르면</text:span><text:span text:style-name="T22">, BARLED에 키의 상태에 맞는 불이 들어오게</text:span><text:span text:style-name="T18"> 되</text:span><text:span text:style-name="T22">는 실험이다. B 실험으로 넘어가려면 START키를 누르면 넘어간다.</text:span></text:p>
          </table:table-cell>
        </table:table-row>
        <table:table-row table:style-name="표1.2">
          <table:table-cell table:style-name="표1.A1" office:value-type="string">
            <text:p text:style-name="P15"><text:span text:style-name="T22">Exp_1_Sample_B</text:span></text:p>
          </table:table-cell>
          <table:table-cell table:style-name="표1.B1" office:value-type="string">
            <text:p text:style-name="P7"><text:span text:style-name="T18">이 실험은 위 </text:span><text:span text:style-name="T22">A 실험</text:span><text:span text:style-name="T18">에서 아무 키나 누르는 대신, R키를 누르면 BARLED2 의 맨 오른쪽 불이 들어오고 (꺼지지 않는다) 다시 누르면 꺼진다. 응용 실험으로 넘어가려면 START키를 누르면 넘어간다.</text:span></text:p>
          </table:table-cell>
        </table:table-row>
      </table:table>
      <text:p text:style-name="P1"><text:span text:style-name="T4"/></text:p>
      <text:p text:style-name="P3"><text:span text:style-name="T21"/></text:p>
      <text:list xml:id="list217118684" text:continue-numbering="true" text:style-name="WWNum1">
        <text:list-item>
          <text:list>
            <text:list-item>
              <text:p text:style-name="P25"><text:span text:style-name="T25">사용된 하드웨어 설명</text:span></text:p>
            </text:list-item>
          </text:list>
        </text:list-item>
      </text:list>
      <text:p text:style-name="P7"><text:span text:style-name="T22">NDS 기기의 각 키에 값이 할당되어 있으며 이 값들은 keyCurrent()라는 NDS Library 함수를 통해 하드웨어를 읽음으로서 얻어진다. 이 함수 리터값 아래쪽 16비트의 각 비트에 12개의 스위치가 매핑되어 있고, 키가 눌리면 1, 안 눌리면 0이다. NDS_SWITCH() 매크로를 통해 모든 스위치의 상태를 리턴하며, 각 스위치 별로 한 비트씩 할당되어있다.</text:span></text:p>
      <text:p text:style-name="P7"><text:span text:style-name="T22"/></text:p>
      <text:p text:style-name="P7"><text:span text:style-name="T22"><text:s/>프로그램 내에서는 위 매크로와 KEY_L, KEY_R...같은 매크로와 논리 &amp; 하여 어떤 키가 눌렸는지 알 수 있다. 이 실험에서는 Bar Led가 쓰였는데, 매크로 <text:s/>BARLED1, BARLED2에 각각 </text:span></text:p>
      <text:p text:style-name="P3"/>
      <text:list xml:id="list1386294196" text:continue-numbering="true" text:style-name="WWNum1">
        <text:list-item>
          <text:p text:style-name="P23">구현 결과</text:p>
        </text:list-item>
      </text:list>
      <text:p text:style-name="P3"><text:soft-page-break/></text:p>
      <text:p text:style-name="P7"><text:span text:style-name="T18">여기에 전체 소프트웨어 구조 그 </text:span><text:span text:style-name="T22">(</text:span><text:span text:style-name="T18">모듈들 간의 호출 구조</text:span><text:span text:style-name="T22">)</text:span><text:span text:style-name="T18">과 구조</text:span><text:span text:style-name="T22">, </text:span><text:span text:style-name="T18">주요 공유 데이터 구조에 대한 간단한 설명을 쓰고</text:span><text:span text:style-name="T22">, 2.1</text:span><text:span text:style-name="T18">부터 각 모듈에 대한 설명</text:span></text:p>
      <text:p text:style-name="P3"/>
      <text:list xml:id="list417013157" text:continue-numbering="true" text:style-name="WWNum1">
        <text:list-item>
          <text:list>
            <text:list-item>
              <text:p text:style-name="P27"><text:span text:style-name="T3">응용실험 </text:span><text:span text:style-name="T13">1-A</text:span></text:p>
            </text:list-item>
          </text:list>
        </text:list-item>
      </text:list>
      <text:p text:style-name="P3"/>
      <text:list xml:id="list322422415" text:continue-numbering="true" text:style-name="WWNum1">
        <text:list-item>
          <text:list>
            <text:list-item>
              <text:list>
                <text:list-item>
                  <text:p text:style-name="P24">실험의 구체적인 동작 방법</text:p>
                </text:list-item>
              </text:list>
            </text:list-item>
          </text:list>
        </text:list-item>
      </text:list>
      <text:p text:style-name="P3"/>
      <text:p text:style-name="P1"><text:span text:style-name="T6"><text:tab/></text:span><text:span text:style-name="T17">설명 </text:span><text:span text:style-name="T21">(</text:span><text:span text:style-name="T17">그림이 포함된 구체적인 설명</text:span><text:span text:style-name="T21">)</text:span></text:p>
      <text:p text:style-name="P3"/>
      <text:list xml:id="list962484745" text:continue-numbering="true" text:style-name="WWNum1">
        <text:list-item>
          <text:list>
            <text:list-item>
              <text:list>
                <text:list-item>
                  <text:p text:style-name="P27"><text:span text:style-name="T8">구현을 위한 </text:span><text:span text:style-name="T14">State </text:span><text:span text:style-name="T8">표</text:span><text:span text:style-name="T14">, Diagram (</text:span><text:span text:style-name="T8">있다면</text:span><text:span text:style-name="T14">)</text:span></text:p>
                </text:list-item>
              </text:list>
            </text:list-item>
          </text:list>
        </text:list-item>
      </text:list>
      <text:p text:style-name="P3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B"/>
        <table:table-column table:style-name="표3.E"/>
        <table:table-row table:style-name="표3.1">
          <table:table-cell table:style-name="표3.A1" office:value-type="string">
            <text:p text:style-name="P31">상태</text:p>
          </table:table-cell>
          <table:table-cell table:style-name="표3.A1" office:value-type="string">
            <text:p text:style-name="P9"><text:span text:style-name="T17">입력 </text:span><text:span text:style-name="T21">A</text:span></text:p>
          </table:table-cell>
          <table:table-cell table:style-name="표3.A1" office:value-type="string">
            <text:p text:style-name="P9"><text:span text:style-name="T17">입력 </text:span><text:span text:style-name="T21">B</text:span></text:p>
          </table:table-cell>
          <table:table-cell table:style-name="표3.A1" office:value-type="string">
            <text:p text:style-name="P9"><text:span text:style-name="T17">입력 </text:span><text:span text:style-name="T21">C</text:span></text:p>
          </table:table-cell>
          <table:table-cell table:style-name="표3.E1" office:value-type="string">
            <text:p text:style-name="P9"><text:span text:style-name="T17">입력 </text:span><text:span text:style-name="T21">D</text:span></text:p>
          </table:table-cell>
        </table:table-row>
        <table:table-row table:style-name="표3.1">
          <table:table-cell table:style-name="표3.A1" office:value-type="string">
            <text:p text:style-name="P35">0</text:p>
          </table:table-cell>
          <table:table-cell table:style-name="표3.B2" office:value-type="string">
            <text:p text:style-name="P35">-/-</text:p>
          </table:table-cell>
          <table:table-cell table:style-name="표3.C2" office:value-type="string">
            <text:p text:style-name="P35">1 / Action1</text:p>
          </table:table-cell>
          <table:table-cell table:style-name="표3.D2" office:value-type="string">
            <text:p text:style-name="P35">X /Action 2</text:p>
          </table:table-cell>
          <table:table-cell table:style-name="표3.E2" office:value-type="string">
            <text:p text:style-name="P35">2 / -</text:p>
          </table:table-cell>
        </table:table-row>
        <table:table-row table:style-name="표3.1">
          <table:table-cell table:style-name="표3.A1" office:value-type="string">
            <text:p text:style-name="P35">...</text:p>
          </table:table-cell>
          <table:table-cell table:style-name="표3.B3" office:value-type="string">
            <text:p text:style-name="P35">...</text:p>
          </table:table-cell>
          <table:table-cell table:style-name="표3.C3" office:value-type="string">
            <text:p text:style-name="P35">...</text:p>
          </table:table-cell>
          <table:table-cell table:style-name="표3.D3" office:value-type="string">
            <text:p text:style-name="P35">...</text:p>
          </table:table-cell>
          <table:table-cell table:style-name="표3.E3" office:value-type="string">
            <text:p text:style-name="P35">...</text:p>
          </table:table-cell>
        </table:table-row>
        <table:table-row table:style-name="표3.1">
          <table:table-cell table:style-name="표3.A4" office:value-type="string">
            <text:p text:style-name="P35">X</text:p>
          </table:table-cell>
          <table:table-cell table:style-name="표3.B4" office:value-type="string">
            <text:p text:style-name="P35">...</text:p>
          </table:table-cell>
          <table:table-cell table:style-name="표3.C4" office:value-type="string">
            <text:p text:style-name="P35">...</text:p>
          </table:table-cell>
          <table:table-cell table:style-name="표3.D4" office:value-type="string">
            <text:p text:style-name="P35">...</text:p>
          </table:table-cell>
          <table:table-cell table:style-name="표3.E4" office:value-type="string">
            <text:p text:style-name="P35">...</text:p>
          </table:table-cell>
        </table:table-row>
      </table:table>
      <text:p text:style-name="P2"><text:soft-page-break/><draw:frame draw:style-name="fr1" draw:name="그림 1" text:anchor-type="as-char" svg:width="10.927cm" svg:height="11.113cm" draw:z-index="0"><draw:image xlink:href="Pictures/200000B90000BC9E0000A9B5E1C4E818.wmf" xlink:type="simple" xlink:show="embed" xlink:actuate="onLoad"/><svg:title>EMB000017b02d6a</svg:title></draw:frame></text:p>
      <text:p text:style-name="P3"/>
      <text:list xml:id="list874041208" text:continue-numbering="true" text:style-name="WWNum1">
        <text:list-item>
          <text:list>
            <text:list-item>
              <text:list>
                <text:list-item>
                  <text:p text:style-name="P27"><text:span text:style-name="T8">구현 결과 </text:span><text:span text:style-name="T14">Pseudo-Code</text:span></text:p>
                </text:list-item>
              </text:list>
            </text:list-item>
          </text:list>
        </text:list-item>
      </text:list>
      <text:p text:style-name="P3"/>
      <text:p text:style-name="P1"><text:span text:style-name="T21">&lt; </text:span><text:span text:style-name="T17">실험의 구현 결과</text:span><text:span text:style-name="T21">, </text:span><text:span text:style-name="T17">여러 함수로 구성되는 경우</text:span><text:span text:style-name="T21">, </text:span><text:span text:style-name="T17">실험에 사용된 각 함수 간의 관계를 그림으로 표시하고</text:span><text:span text:style-name="T21">, </text:span><text:span text:style-name="T17">함수 별로 기술</text:span><text:span text:style-name="T21">&gt;</text:span></text:p>
      <text:p text:style-name="P1"><text:span text:style-name="T21">&lt; </text:span><text:span text:style-name="T17">절대 소스를 </text:span><text:span text:style-name="T21">cut-and-paste </text:span><text:span text:style-name="T17">하지 말 것</text:span><text:span text:style-name="T21">. </text:span><text:span text:style-name="T17">구현 내역을 개괄적으로 기술</text:span><text:span text:style-name="T21">&gt;</text:span></text:p>
      <text:p text:style-name="P16">void Example1_A(void)</text:p>
      <text:p text:style-name="P16">{</text:p>
      <text:p text:style-name="P1"><text:span text:style-name="T6"><text:tab/></text:span><text:span text:style-name="T17">주요 로컬 변수</text:span></text:p>
      <text:p text:style-name="P1"><text:span text:style-name="T6"><text:tab/></text:span><text:span text:style-name="T21">pseudo code </text:span><text:span text:style-name="T17">로 </text:span><text:span text:style-name="T21">algorithm </text:span><text:span text:style-name="T17">기술</text:span></text:p>
      <text:p text:style-name="P1"><text:span text:style-name="T6"><text:tab/></text:span><text:span text:style-name="T17">소스를 그대로 </text:span><text:span text:style-name="T21">copy</text:span><text:span text:style-name="T17">하지 말고</text:span></text:p>
      <text:p text:style-name="P1"><text:span text:style-name="T6"><text:tab/></text:span><text:span text:style-name="T17">소스의 주요 동작 알고리즘의 개요만 기술</text:span></text:p>
      <text:p text:style-name="P17">}</text:p>
      <text:list xml:id="list234347600" text:continue-numbering="true" text:style-name="WWNum1">
        <text:list-item>
          <text:list>
            <text:list-item>
              <text:list>
                <text:list-item>
                  <text:p text:style-name="P27"><text:soft-page-break/><text:span text:style-name="T14">Test </text:span><text:span text:style-name="T8">계획</text:span></text:p>
                </text:list-item>
              </text:list>
            </text:list-item>
          </text:list>
        </text:list-item>
      </text:list>
      <text:p text:style-name="P3"/>
      <text:p text:style-name="P1"><text:span text:style-name="T21">&lt;</text:span><text:span text:style-name="T17">각 </text:span><text:span text:style-name="T21">Test</text:span><text:span text:style-name="T17">에 대하여 구체적인 방법</text:span><text:span text:style-name="T21">, </text:span><text:span text:style-name="T17">예상 결과를 기술</text:span><text:span text:style-name="T21">&gt;</text:span></text:p>
      <text:p text:style-name="P3"/>
      <text:p text:style-name="P1"><text:span text:style-name="T17">정상적인 동작에 대하여 이렇게 저렇게 </text:span><text:span text:style-name="T21">Test</text:span><text:span text:style-name="T17">하고</text:span><text:span text:style-name="T21">, </text:span></text:p>
      <text:p text:style-name="P1"><text:span text:style-name="T17">이런 경우에 동작을 하지 않아야 되는 상황에 대하여는 이렇게 저렇게 </text:span><text:span text:style-name="T21">Test</text:span><text:span text:style-name="T17">하고</text:span></text:p>
      <text:p text:style-name="P1"><text:span text:style-name="T17">에러가 나는 이런 저런 상황은 요렇게 </text:span><text:span text:style-name="T21">Test</text:span><text:span text:style-name="T17">한다</text:span><text:span text:style-name="T21">.</text:span></text:p>
      <text:p text:style-name="P4"/>
      <text:list xml:id="list1210926069" text:continue-numbering="true" text:style-name="WWNum1">
        <text:list-item>
          <text:list>
            <text:list-item>
              <text:list>
                <text:list-item>
                  <text:p text:style-name="P27"><text:span text:style-name="T14">Test </text:span><text:span text:style-name="T8">결과</text:span></text:p>
                </text:list-item>
              </text:list>
            </text:list-item>
          </text:list>
        </text:list-item>
      </text:list>
      <text:p text:style-name="P3"/>
      <text:p text:style-name="P1"><text:span text:style-name="T21">2.1.4</text:span><text:span text:style-name="T17">의 </text:span><text:span text:style-name="T21">Test </text:span><text:span text:style-name="T17">계획에 따른 </text:span><text:span text:style-name="T21">Test </text:span><text:span text:style-name="T17">결과 기술</text:span><text:span text:style-name="T21">. (</text:span><text:span text:style-name="T17">설명과 그림</text:span><text:span text:style-name="T21">, </text:span><text:span text:style-name="T17">표 등을 이용</text:span><text:span text:style-name="T21">)</text:span></text:p>
      <text:p text:style-name="P1"><text:span text:style-name="T21">Test </text:span><text:span text:style-name="T17">결과 새로운 </text:span><text:span text:style-name="T21">Tes</text:span><text:span text:style-name="T17">가 추가된 경우</text:span><text:span text:style-name="T21">, </text:span><text:span text:style-name="T17">이런 </text:span><text:span text:style-name="T21">Test</text:span><text:span text:style-name="T17">를 추가하여 이런 결과를 얻었음을 기술</text:span></text:p>
      <text:p text:style-name="P1"><text:span text:style-name="T17">주요 버그 수정 내용 </text:span><text:span text:style-name="T21">(</text:span><text:span text:style-name="T17">컴파일 에러는 버그가 아님 </text:span><text:span text:style-name="T21">!)</text:span>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 table:style-name="표4.1">
          <table:table-cell table:style-name="표4.A1" office:value-type="string">
            <text:p text:style-name="P32">일련번호</text:p>
          </table:table-cell>
          <table:table-cell table:style-name="표4.A1" office:value-type="string">
            <text:p text:style-name="P34">일시</text:p>
          </table:table-cell>
          <table:table-cell table:style-name="표4.A1" office:value-type="string">
            <text:p text:style-name="P29">2007/10/11</text:p>
          </table:table-cell>
          <table:table-cell table:style-name="표4.A1" office:value-type="string">
            <text:p text:style-name="P34">증상</text:p>
          </table:table-cell>
          <table:table-cell table:style-name="표4.A1" office:value-type="string">
            <text:p text:style-name="P29">System-Down/Task-Stop/Data-Broken/Minor</text:p>
          </table:table-cell>
        </table:table-row>
        <table:table-row table:style-name="표4.1">
          <table:table-cell table:style-name="표4.A1" office:value-type="string">
            <text:p text:style-name="P9"><text:span text:style-name="T19">에러 환경 </text:span><text:span text:style-name="T23">/ </text:span><text:span text:style-name="T19">명령</text:span></text:p>
          </table:table-cell>
          <table:table-cell table:style-name="표4.A1" table:number-columns-spanned="4" office:value-type="string">
            <text:p text:style-name="P10"><text:span text:style-name="T18">에러를 발생시킨 </text:span><text:span text:style-name="T22">Test </text:span><text:span text:style-name="T18">동작 </text:span><text:span text:style-name="T22">/ API </text:span><text:span text:style-name="T18">함수 </text:span><text:span text:style-name="T22">/ </text:span><text:span text:style-name="T18">동작</text:span></text:p>
          </table:table-cell>
          <table:covered-table-cell/>
          <table:covered-table-cell/>
          <table:covered-table-cell/>
        </table:table-row>
        <table:table-row table:style-name="표4.3">
          <table:table-cell table:style-name="표4.A1" office:value-type="string">
            <text:p text:style-name="P34">현상</text:p>
          </table:table-cell>
          <table:table-cell table:style-name="표4.A1" table:number-columns-spanned="4" office:value-type="string">
            <text:p text:style-name="P33">에러가 어떤 식으로 났는지</text:p>
          </table:table-cell>
          <table:covered-table-cell/>
          <table:covered-table-cell/>
          <table:covered-table-cell/>
        </table:table-row>
        <table:table-row table:style-name="표4.3">
          <table:table-cell table:style-name="표4.A1" office:value-type="string">
            <text:p text:style-name="P34">원인 예상</text:p>
          </table:table-cell>
          <table:table-cell table:style-name="표4.A1" table:number-columns-spanned="4" office:value-type="string">
            <text:p text:style-name="P10"><text:span text:style-name="T18">뭐가 문제 인지 예상 </text:span><text:span text:style-name="T22">(O/X - </text:span><text:span text:style-name="T18">나중에 맞았는지 확인</text:span><text:span text:style-name="T22">)</text:span></text:p>
          </table:table-cell>
          <table:covered-table-cell/>
          <table:covered-table-cell/>
          <table:covered-table-cell/>
        </table:table-row>
        <table:table-row table:style-name="표4.1">
          <table:table-cell table:style-name="표4.A1" office:value-type="string">
            <text:p text:style-name="P9"><text:span text:style-name="T19">원인 </text:span><text:span text:style-name="T23">/ </text:span><text:span text:style-name="T19">수정 방법</text:span></text:p>
          </table:table-cell>
          <table:table-cell table:style-name="표4.A1" table:number-columns-spanned="4" office:value-type="string">
            <text:p text:style-name="P10"><text:span text:style-name="T18">결국 수정한 내용 </text:span><text:span text:style-name="T22">(</text:span><text:span text:style-name="T18">어느 파일을 어떻게 고쳤는지</text:span><text:span text:style-name="T22">)</text:span></text:p>
          </table:table-cell>
          <table:covered-table-cell/>
          <table:covered-table-cell/>
          <table:covered-table-cell/>
        </table:table-row>
        <table:table-row table:style-name="표4.1">
          <table:table-cell table:style-name="표4.A1" office:value-type="string">
            <text:p text:style-name="P30">TODO</text:p>
          </table:table-cell>
          <table:table-cell table:style-name="표4.A1" table:number-columns-spanned="4" office:value-type="string">
            <text:p text:style-name="P33">더 수정해야할 것으로 생각되는 내용 또는 다시 만든다면 어떻게 해야지</text:p>
          </table:table-cell>
          <table:covered-table-cell/>
          <table:covered-table-cell/>
          <table:covered-table-cell/>
        </table:table-row>
      </table:table>
      <text:p text:style-name="P4"/>
      <text:list xml:id="list276331682" text:continue-numbering="true" text:style-name="WWNum1">
        <text:list-item>
          <text:list>
            <text:list-item>
              <text:p text:style-name="P27"><text:span text:style-name="T3">응용실험 </text:span><text:span text:style-name="T13">1-B</text:span></text:p>
            </text:list-item>
          </text:list>
        </text:list-item>
      </text:list>
      <text:p text:style-name="P4"/>
      <text:p text:style-name="P7"><text:span text:style-name="T17">이후 각 실험 항목에 대한 소프트웨어 구조</text:span><text:span text:style-name="T21">/</text:span><text:span text:style-name="T17">알고리즘 설명 </text:span><text:span text:style-name="T21">pseudo-code </text:span><text:span text:style-name="T17">등 </text:span><text:span text:style-name="T21">2.1 </text:span><text:span text:style-name="T17">과 같이함</text:span></text:p>
      <text:p text:style-name="P3"/>
      <text:list xml:id="list372793083" text:continue-numbering="true" text:style-name="WWNum1">
        <text:list-item>
          <text:p text:style-name="P23">기타</text:p>
        </text:list-item>
      </text:list>
      <text:p text:style-name="P4"><text:soft-page-break/></text:p>
      <text:p text:style-name="P7"><text:span text:style-name="T17">이 자리엔 실험에서 특별히 요구한 소프트웨어 작성이 아닌 사항이 있는 경우</text:span><text:span text:style-name="T21">, </text:span><text:span text:style-name="T17">그 내용을 항목 별로 나누어 기술</text:span></text:p>
      <text:p text:style-name="P4"/>
      <text:list xml:id="list847905353" text:continue-numbering="true" text:style-name="WWNum1">
        <text:list-item>
          <text:p text:style-name="P26">Discussion</text:p>
        </text:list-item>
      </text:list>
      <text:p text:style-name="P6"/>
      <text:list xml:id="list801715660" text:continue-numbering="true" text:style-name="WWNum1">
        <text:list-item>
          <text:list>
            <text:list-item>
              <text:p text:style-name="P22">실험 과정에서의 애로 사항</text:p>
            </text:list-item>
          </text:list>
        </text:list-item>
      </text:list>
      <text:p text:style-name="P6"/>
      <text:p text:style-name="P7"><text:span text:style-name="T21">&lt;</text:span><text:span text:style-name="T17">실험 과정에서 느낀 문제점</text:span><text:span text:style-name="T21">, </text:span><text:span text:style-name="T17">애로 사항</text:span><text:span text:style-name="T21">, </text:span><text:span text:style-name="T17">해결 방안 등을 적는 곳입니다</text:span><text:span text:style-name="T21">.&gt;</text:span></text:p>
      <text:p text:style-name="P4"/>
      <text:p text:style-name="P7"><text:span text:style-name="T21">- </text:span><text:span text:style-name="T17">하드웨어가 이렇게 동작할거라고 생각했는데</text:span><text:span text:style-name="T21">, </text:span><text:span text:style-name="T17">실제 실험을 해보니</text:span><text:span text:style-name="T21">, </text:span><text:span text:style-name="T17">그렇지가 않아</text:span><text:span text:style-name="T21">, </text:span><text:span text:style-name="T17">이렇게 수정하는데 시간이 많이 걸렸다</text:span><text:span text:style-name="T21">. </text:span><text:span text:style-name="T17">다음 부터는 이렇게 해야지</text:span><text:span text:style-name="T21">...</text:span></text:p>
      <text:p text:style-name="P7"><text:span text:style-name="T21">- </text:span><text:span text:style-name="T17">프로그램을 </text:span><text:span text:style-name="T21">switch </text:span><text:span text:style-name="T17">문 구조로 만들었는데 소스가 지저분해져서 디버깅이 어렵고</text:span><text:span text:style-name="T21">.... State </text:span><text:span text:style-name="T17">표를 배열로 만들어 써야 겠다</text:span><text:span text:style-name="T21">...</text:span></text:p>
      <text:p text:style-name="P7"><text:span text:style-name="T21">- </text:span><text:span text:style-name="T17">생각보다 프로그램의 난이도가 높았는데</text:span><text:span text:style-name="T21">... </text:span><text:span text:style-name="T17">그 이유는 </text:span><text:span text:style-name="T21">.. </text:span><text:span text:style-name="T17">처음에 이렇게 계획을 잡았으면 </text:span><text:span text:style-name="T21">.. </text:span><text:span text:style-name="T17">돼서 시간을 단축할 수 있었을 것 같다</text:span><text:span text:style-name="T21">...</text:span></text:p>
      <text:p text:style-name="P4"/>
      <text:list xml:id="list653823871" text:continue-numbering="true" text:style-name="WWNum1">
        <text:list-item>
          <text:list>
            <text:list-item>
              <text:p text:style-name="P22">이번 실험 내용의 활용 방안</text:p>
            </text:list-item>
          </text:list>
        </text:list-item>
      </text:list>
      <text:p text:style-name="P4"/>
      <text:p text:style-name="P7"><text:span text:style-name="T21">&lt; </text:span><text:span text:style-name="T17">이 실험 결과를 어디에 쓰면 좋겠는지 구체적인 응용 범위를 생각하여 기술 </text:span><text:span text:style-name="T21">.. </text:span><text:span text:style-name="T17">이 부분이 없으면 심하게 감점을 합니다</text:span><text:span text:style-name="T21">. &gt;</text:span></text:p>
      <text:p text:style-name="P7"><text:span text:style-name="T21">&lt;</text:span><text:span text:style-name="T17">모든 임베디드 시스템에 응용 가능하다 </text:span><text:span text:style-name="T21">-- </text:span><text:span text:style-name="T17">이런 답은 </text:span><text:span text:style-name="T21">0</text:span><text:span text:style-name="T17">점 처리 대상입니다</text:span><text:span text:style-name="T21">.&gt;</text:span></text:p>
      <text:p text:style-name="P4"/>
      <text:p text:style-name="P7"><text:span text:style-name="T21">- </text:span><text:span text:style-name="T17">이 실험은 </text:span><text:span text:style-name="T21">... </text:span><text:span text:style-name="T17">하는 것으로서</text:span><text:span text:style-name="T21">, </text:span><text:span text:style-name="T17">이런 저런 제품의 이런 기능을 구현하는데 적용이 가능하다</text:span></text:p>
      <text:p text:style-name="P7"><text:span text:style-name="T21">- </text:span><text:span text:style-name="T17">이 실험에 이런 기능을 추가하면</text:span><text:span text:style-name="T21">, </text:span><text:span text:style-name="T17">이런 것도 만들 수 있다</text:span><text:span text:style-name="T21">.</text:span></text:p>
      <text:p text:style-name="P7"><text:soft-page-break/><text:span text:style-name="T21">- </text:span><text:span text:style-name="T17">이런 기능과 연관하여</text:span><text:span text:style-name="T21">, </text:span><text:span text:style-name="T17">아마 이런 것도 이렇게 만들지 않았을까 추측된다</text:span><text:span text:style-name="T21">.</text:span></text:p>
      <text:p text:style-name="P7"><text:span text:style-name="T21">- </text:span><text:span text:style-name="T17">등등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굴림" svg:font-family="굴림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한양견고딕" svg:font-family="한양견고딕" style:font-family-generic="roman" style:font-pitch="variable"/>
    <style:font-face style:name="한양신명조" svg:font-family="한양신명조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굴림1" svg:font-family="굴림" style:font-family-generic="system" style:font-pitch="variable"/>
    <style:font-face style:name="나눔고딕1" svg:font-family="나눔고딕" style:font-family-generic="system" style:font-pitch="variable"/>
    <style:font-face style:name="바탕1" svg:font-family="바탕" style:font-family-generic="system" style:font-pitch="variable"/>
    <style:font-face style:name="한양견고딕1" svg:font-family="한양견고딕" style:font-family-generic="system" style:font-pitch="variable"/>
    <style:font-face style:name="한양신명조1" svg:font-family="한양신명조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4T14:51:03</meta:creation-date>
    <dc:date>2012-10-04T15:48:51</dc:date>
    <meta:editing-duration>P0D</meta:editing-duration>
    <meta:editing-cycles>1</meta:editing-cycles>
    <meta:generator>LibreOffice/3.5$Linux_x86 LibreOffice_project/350m1$Build-2</meta:generator>
    <meta:document-statistic meta:table-count="3" meta:image-count="1" meta:object-count="0" meta:page-count="8" meta:paragraph-count="113" meta:word-count="723" meta:character-count="2613" meta:non-whitespace-character-count="2161"/>
  </office:meta>
</office:document-meta>
</file>